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ucida Sans1" svg:font-family="'Lucida Sans'"/>
    <style:font-face style:name="Arial,Bold" svg:font-family="'Arial,Bold'" style:font-family-generic="swiss"/>
    <style:font-face style:name="Verdana" svg:font-family="Verdana" style:font-family-generic="swiss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fo:color="#333333" style:font-name="Arial,Bold" fo:font-size="16pt" style:font-name-asian="Arial,Bold" style:font-size-asian="16pt" style:font-name-complex="Arial,Bold" style:font-size-complex="16pt"/>
    </style:style>
    <style:style style:name="P2" style:family="paragraph" style:parent-style-name="Standard">
      <style:paragraph-properties fo:text-align="start" style:justify-single-word="false" style:text-autospace="none"/>
      <style:text-properties fo:color="#333333" style:font-name="Verdana" fo:font-size="11pt" style:font-name-asian="Verdana" style:font-size-asian="11pt" style:font-name-complex="Verdana" style:font-size-complex="11pt"/>
    </style:style>
    <style:style style:name="P3" style:family="paragraph" style:parent-style-name="Standard">
      <style:paragraph-properties fo:text-align="start" style:justify-single-word="false" style:text-autospace="none"/>
      <style:text-properties fo:color="#333333"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ses</text:p>
      <text:p text:style-name="P2">Exercises </text:p>
      <text:p text:style-name="P2"/>
      <text:p text:style-name="P2">1: Modify the prargs program to precede each argument by its number. So typing </text:p>
      <text:p text:style-name="P2"/>
      <text:p text:style-name="P2">prargs a 'b c' d </text:p>
      <text:p text:style-name="P2"/>
      <text:p text:style-name="P2">should give the following output: </text:p>
      <text:p text:style-name="P2"/>
      <text:p text:style-name="P2">1: a</text:p>
      <text:p text:style-name="P2">2: b c</text:p>
      <text:p text:style-name="P2">3: d</text:p>
      <text:p text:style-name="P2"/>
      <text:p text:style-name="P3"># </text:p>
      <text:p text:style-name="P3">#Print command line arguments one per line </text:p>
      <text:p text:style-name="P3"># </text:p>
      <text:p text:style-name="P3"/>
      <text:p text:style-name="P3">number=1 </text:p>
      <text:p text:style-name="P3"/>
      <text:p text:style-name="P3">while [ "$#" -ne 0 ] </text:p>
      <text:p text:style-name="P3">do </text:p>
      <text:p text:style-name="P3"><text:tab/>echo "$number: $1" </text:p>
      <text:p text:style-name="P3"><text:tab/>shift </text:p>
      <text:p text:style-name="P3"><text:tab/>number=$((number + 1)) </text:p>
      <text:p text:style-name="P3">done </text:p>
      <text:p text:style-name="P2"/>
      <text:p text:style-name="P2"/>
      <text:p text:style-name="P2">2: Modify the mon program to also print the tty number that the user logs on to. That is, the </text:p>
      <text:p text:style-name="P2">output should say </text:p>
      <text:p text:style-name="P2"/>
      <text:p text:style-name="P2">sandy logged onto tty13 </text:p>
      <text:p text:style-name="P2"/>
      <text:p text:style-name="P2">if sandy logs on to tty13. </text:p>
      <text:p text:style-name="P2"/>
      <text:p text:style-name="P2"/>
      <text:p text:style-name="P3">tty=$(who | grep "^$user" | cut -c10-14) </text:p>
      <text:p text:style-name="P3"/>
      <text:p text:style-name="P3"/>
      <text:p text:style-name="P3">if [ "$mailopt" = FALSE ] </text:p>
      <text:p text:style-name="P3">then </text:p>
      <text:p text:style-name="P3"><text:tab/><text:tab/> </text:p>
      <text:p text:style-name="P3"><text:tab/>echo "$user has logged onto $tty" </text:p>
      <text:p text:style-name="P3">else </text:p>
      <text:p text:style-name="P3"><text:tab/>runner=$(who am i | cut -c1-8) </text:p>
      <text:p text:style-name="P3"><text:tab/>echo "$user has logged onto $tty" | mail $runner </text:p>
      <text:p text:style-name="P3">fi</text:p>
      <text:p text:style-name="P2"/>
      <text:p text:style-name="P2"/>
      <text:p text:style-name="P2">3: Add a -f option to mon to have it periodically check for the existence of a file (ordinary file or </text:p>
      <text:p text:style-name="P2">directory) instead of for a user logging on. So typing </text:p>
      <text:p text:style-name="P2"/>
      <text:p text:style-name="P2">mon -f /usr/spool/uucppublic/steve/newmemo &amp; </text:p>
      <text:p text:style-name="P2"/>
      <text:p text:style-name="P2"><text:soft-page-break/>should cause mon to periodically check for the existence of the indicated file and inform you </text:p>
      <text:p text:style-name="P2">when it does (by displaying a message or by mail if the -m option is also selected). </text:p>
      <text:p text:style-name="P2"/>
      <text:p text:style-name="P2"/>
      <text:p text:style-name="P3"># </text:p>
      <text:p text:style-name="P3"># Check and Wait until a file exist or a user </text:p>
      <text:p text:style-name="P3"># </text:p>
      <text:p text:style-name="P3"/>
      <text:p text:style-name="P3">#set up default values </text:p>
      <text:p text:style-name="P3"/>
      <text:p text:style-name="P3">mailopt=FALSE </text:p>
      <text:p text:style-name="P3">checkfile=FALSE </text:p>
      <text:p text:style-name="P3">interval=60 </text:p>
      <text:p text:style-name="P3"/>
      <text:p text:style-name="P3"/>
      <text:p text:style-name="P3"># process command options </text:p>
      <text:p text:style-name="P3"/>
      <text:p text:style-name="P3">while getopts fmt: option </text:p>
      <text:p text:style-name="P3">do </text:p>
      <text:p text:style-name="P3"><text:tab/>case "$option" </text:p>
      <text:p text:style-name="P3"><text:tab/>in </text:p>
      <text:p text:style-name="P3"><text:tab/><text:tab/>f) checkfile=TRUE;;<text:tab/><text:tab/> </text:p>
      <text:p text:style-name="P3"><text:tab/><text:tab/>m) mailopt=TRUE;; </text:p>
      <text:p text:style-name="P3"><text:tab/><text:tab/>t) interval=$OPTARG;; </text:p>
      <text:p text:style-name="P3"><text:tab/><text:tab/>\?) echo "Usage: mon [-m] [-f] [-t n] user" </text:p>
      <text:p text:style-name="P3"><text:tab/><text:tab/> <text:s text:c="3"/>echo " <text:s text:c="3"/>-m means to be informed by mail" </text:p>
      <text:p text:style-name="P3"><text:tab/><text:tab/> <text:s text:c="3"/>echo " <text:s text:c="3"/>-f means to check for existence of a file" </text:p>
      <text:p text:style-name="P3"><text:tab/><text:tab/> <text:s text:c="3"/>echo " <text:s text:c="3"/>-t means to check every n secs." </text:p>
      <text:p text:style-name="P3"><text:tab/><text:tab/> <text:s text:c="3"/>exit 1;; </text:p>
      <text:p text:style-name="P3"><text:tab/>esac </text:p>
      <text:p text:style-name="P3">done </text:p>
      <text:p text:style-name="P3"/>
      <text:p text:style-name="P3">#make sure a filename or username was specified </text:p>
      <text:p text:style-name="P3"/>
      <text:p text:style-name="P3">if [ "$OPTIND" -gt "$#" ] </text:p>
      <text:p text:style-name="P3">then </text:p>
      <text:p text:style-name="P3"><text:tab/>echo "Missing filename or username!" </text:p>
      <text:p text:style-name="P3"><text:tab/>exit 2 </text:p>
      <text:p text:style-name="P3">fi </text:p>
      <text:p text:style-name="P3"/>
      <text:p text:style-name="P3">shiftcount=$((OPTIND - 1)) </text:p>
      <text:p text:style-name="P3">shift $shiftcount </text:p>
      <text:p text:style-name="P3">arg=$1 </text:p>
      <text:p text:style-name="P3"/>
      <text:p text:style-name="P3"/>
      <text:p text:style-name="P3">if [ $checkfile = TRUE ] </text:p>
      <text:p text:style-name="P3"/>
      <text:p text:style-name="P3">#check for file existence </text:p>
      <text:p text:style-name="P3">then </text:p>
      <text:p text:style-name="P3"><text:tab/>until [ -e "$arg" ] </text:p>
      <text:p text:style-name="P3"><text:tab/>do </text:p>
      <text:p text:style-name="P3"><text:tab/><text:tab/>sleep $interval </text:p>
      <text:p text:style-name="P3"><text:tab/>done </text:p>
      <text:p text:style-name="P3"><text:soft-page-break/><text:s/></text:p>
      <text:p text:style-name="P3">else </text:p>
      <text:p text:style-name="P3">#check for username </text:p>
      <text:p text:style-name="P3"><text:tab/>until who | grep "^$arg" &gt; /dev/null </text:p>
      <text:p text:style-name="P3"><text:tab/>do </text:p>
      <text:p text:style-name="P3"><text:tab/><text:tab/>sleep $interval </text:p>
      <text:p text:style-name="P3"><text:tab/>done </text:p>
      <text:p text:style-name="P3">fi </text:p>
      <text:p text:style-name="P3"/>
      <text:p text:style-name="P3"/>
      <text:p text:style-name="P3"># </text:p>
      <text:p text:style-name="P3"># When we reach this point, the filename exist or username is logged on </text:p>
      <text:p text:style-name="P3"># </text:p>
      <text:p text:style-name="P3"/>
      <text:p text:style-name="P3">if [ "$mailopt" = FALSE ] </text:p>
      <text:p text:style-name="P3">then </text:p>
      <text:p text:style-name="P3"><text:tab/>if [ $checkfile = TRUE ] </text:p>
      <text:p text:style-name="P3"><text:tab/>then </text:p>
      <text:p text:style-name="P3"><text:tab/><text:tab/>echo "$arg exist" </text:p>
      <text:p text:style-name="P3"><text:tab/>else </text:p>
      <text:p text:style-name="P3"><text:tab/><text:tab/>echo "$arg has logged on" </text:p>
      <text:p text:style-name="P3"><text:tab/>fi </text:p>
      <text:p text:style-name="P3"/>
      <text:p text:style-name="P3">else </text:p>
      <text:p text:style-name="P3"><text:tab/>if [ $checkfile = TRUE ] </text:p>
      <text:p text:style-name="P3"><text:tab/>then </text:p>
      <text:p text:style-name="P3"><text:tab/><text:tab/>runner=$(who am i | cut -c1-8) </text:p>
      <text:p text:style-name="P3"><text:tab/><text:tab/>echo "$arg exist" | mail $runner </text:p>
      <text:p text:style-name="P3"><text:tab/>else </text:p>
      <text:p text:style-name="P3"><text:tab/><text:tab/>runner=$(who am i | cut -c1-8) </text:p>
      <text:p text:style-name="P3"><text:tab/><text:tab/>echo "$arg has logged on" | mail $runner </text:p>
      <text:p text:style-name="P3"><text:tab/>fi </text:p>
      <text:p text:style-name="P3">fi </text:p>
      <text:p text:style-name="P2"/>
      <text:p text:style-name="P2"/>
      <text:p text:style-name="P2"/>
      <text:p text:style-name="P2">4: Add a -n option to mon that inverts the monitoring function. So </text:p>
      <text:p text:style-name="P2"/>
      <text:p text:style-name="P2">mon -n sandy </text:p>
      <text:p text:style-name="P2"/>
      <text:p text:style-name="P2">checks for sandy logging off the system, and </text:p>
      <text:p text:style-name="P2"/>
      <text:p text:style-name="P2">mon -n -f /tmp/dataout &amp; </text:p>
      <text:p text:style-name="P2"/>
      <text:p text:style-name="P2">periodically checks for the removal of the specified file.</text:p>
      <text:p text:style-name="P2"/>
      <text:p text:style-name="P3">#</text:p>
      <text:p text:style-name="P3"># Check and Wait until a file exist or a user </text:p>
      <text:p text:style-name="P3">#</text:p>
      <text:p text:style-name="P3"></text:p>
      <text:p text:style-name="P3">#set up default values</text:p>
      <text:p text:style-name="P3"></text:p>
      <text:p text:style-name="P3">mailopt=FALSE</text:p>
      <text:p text:style-name="P3"><text:soft-page-break/>checkfile=FALSE</text:p>
      <text:p text:style-name="P3">interval=60</text:p>
      <text:p text:style-name="P3">logout=FALSE</text:p>
      <text:p text:style-name="P3"></text:p>
      <text:p text:style-name="P3"></text:p>
      <text:p text:style-name="P3"># process command options</text:p>
      <text:p text:style-name="P3"></text:p>
      <text:p text:style-name="P3">while getopts fmnt: option</text:p>
      <text:p text:style-name="P3">do</text:p>
      <text:p text:style-name="P3"><text:tab/>case "$option"</text:p>
      <text:p text:style-name="P3"><text:tab/>in</text:p>
      <text:p text:style-name="P3"><text:tab/><text:tab/>f) checkfile=TRUE;;<text:tab/><text:tab/></text:p>
      <text:p text:style-name="P3"><text:tab/><text:tab/>m) mailopt=TRUE;;</text:p>
      <text:p text:style-name="P3"><text:tab/><text:tab/>n) logout=TRUE;;</text:p>
      <text:p text:style-name="P3"><text:tab/><text:tab/>t) interval=$OPTARG;;</text:p>
      <text:p text:style-name="P3"><text:tab/><text:tab/>\?) echo "Usage: mon [-f] [-m] [-n] [-t n] user"</text:p>
      <text:p text:style-name="P3"><text:tab/><text:tab/> <text:s text:c="3"/>echo " <text:s text:c="3"/>-f means to check for existence of a file"</text:p>
      <text:p text:style-name="P3"><text:tab/><text:tab/> <text:s text:c="3"/>echo " <text:s text:c="3"/>-m means to be informed by mail"</text:p>
      <text:p text:style-name="P3"><text:tab/><text:tab/> <text:s text:c="3"/>echo " <text:s text:c="3"/>-n means to check for the removal of a file or if a user has logout"</text:p>
      <text:p text:style-name="P3"><text:tab/><text:tab/> <text:s text:c="3"/>echo " <text:s text:c="3"/>-t means to check every n secs."</text:p>
      <text:p text:style-name="P3"><text:tab/><text:tab/> <text:s text:c="3"/>exit 1;;</text:p>
      <text:p text:style-name="P3"><text:tab/>esac</text:p>
      <text:p text:style-name="P3">done</text:p>
      <text:p text:style-name="P3"></text:p>
      <text:p text:style-name="P3">#make sure a filename or username was specified</text:p>
      <text:p text:style-name="P3"></text:p>
      <text:p text:style-name="P3">if [ "$OPTIND" -gt "$#" ]</text:p>
      <text:p text:style-name="P3">then</text:p>
      <text:p text:style-name="P3"><text:tab/>echo "Missing filename or username!"</text:p>
      <text:p text:style-name="P3"><text:tab/>exit 2</text:p>
      <text:p text:style-name="P3">fi</text:p>
      <text:p text:style-name="P3"></text:p>
      <text:p text:style-name="P3">shiftcount=$((OPTIND - 1))</text:p>
      <text:p text:style-name="P3">shift $shiftcount</text:p>
      <text:p text:style-name="P3">arg=$1</text:p>
      <text:p text:style-name="P3"></text:p>
      <text:p text:style-name="P3"></text:p>
      <text:p text:style-name="P3">if [ "$checkfile" = TRUE ]</text:p>
      <text:p text:style-name="P3"></text:p>
      <text:p text:style-name="P3"><text:tab/><text:tab/>until [ ! -e "$arg" ]</text:p>
      <text:p text:style-name="P3"><text:tab/><text:tab/>do</text:p>
      <text:p text:style-name="P3"><text:tab/><text:tab/><text:tab/>sleep $interval</text:p>
      <text:p text:style-name="P3"><text:tab/><text:tab/>done</text:p>
      <text:p text:style-name="P3"><text:tab/>fi</text:p>
      <text:p text:style-name="P3"></text:p>
      <text:p text:style-name="P3">else</text:p>
      <text:p text:style-name="P3">#check for username</text:p>
      <text:p text:style-name="P3"></text:p>
      <text:p text:style-name="P3"><text:tab/>if [ "$logout" = FALSE ]</text:p>
      <text:p text:style-name="P3"><text:tab/>then</text:p>
      <text:p text:style-name="P3"></text:p>
      <text:p text:style-name="P3"><text:tab/><text:tab/>until who | grep "^$arg" &gt; /dev/null</text:p>
      <text:p text:style-name="P3"><text:tab/><text:tab/>do</text:p>
      <text:p text:style-name="P3"><text:soft-page-break/><text:tab/><text:tab/><text:tab/>sleep $interval</text:p>
      <text:p text:style-name="P3"><text:tab/><text:tab/>done</text:p>
      <text:p text:style-name="P3"><text:tab/>else</text:p>
      <text:p text:style-name="P3"><text:tab/><text:tab/>while who | grep "^$arg" &gt; /dev/null</text:p>
      <text:p text:style-name="P3"><text:tab/><text:tab/>do</text:p>
      <text:p text:style-name="P3"><text:tab/><text:tab/><text:tab/>sleep $interval</text:p>
      <text:p text:style-name="P3"><text:tab/><text:tab/>done</text:p>
      <text:p text:style-name="P3"><text:tab/>fi</text:p>
      <text:p text:style-name="P3">fi</text:p>
      <text:p text:style-name="P3"></text:p>
      <text:p text:style-name="P3"></text:p>
      <text:p text:style-name="P3">#</text:p>
      <text:p text:style-name="P3"># When we reach this point, the filename exist or username is logged on</text:p>
      <text:p text:style-name="P3">#</text:p>
      <text:p text:style-name="P3"></text:p>
      <text:p text:style-name="P3">if [ "$mailopt" = FALSE ]</text:p>
      <text:p text:style-name="P3">then</text:p>
      <text:p text:style-name="P3"><text:tab/>if [ "$checkfile" = TRUE ]</text:p>
      <text:p text:style-name="P3"><text:tab/>then</text:p>
      <text:p text:style-name="P3"><text:tab/><text:tab/>if [ "$logout" = FALSE ]</text:p>
      <text:p text:style-name="P3"><text:tab/><text:tab/>then</text:p>
      <text:p text:style-name="P3"><text:tab/><text:tab/><text:tab/>echo "$arg exist"</text:p>
      <text:p text:style-name="P3"><text:tab/><text:tab/>else</text:p>
      <text:p text:style-name="P3"><text:tab/><text:tab/><text:tab/>echo "$arg has been removed"</text:p>
      <text:p text:style-name="P3"><text:tab/><text:tab/>fi</text:p>
      <text:p text:style-name="P3"><text:tab/>else</text:p>
      <text:p text:style-name="P3"><text:tab/><text:tab/>if [ "$logout" = FALSE ]</text:p>
      <text:p text:style-name="P3"><text:tab/><text:tab/>then</text:p>
      <text:p text:style-name="P3"><text:tab/><text:tab/><text:tab/>echo "$arg has logged on"</text:p>
      <text:p text:style-name="P3"><text:tab/><text:tab/>else</text:p>
      <text:p text:style-name="P3"><text:tab/><text:tab/><text:tab/>echo "$arg has logged off"</text:p>
      <text:p text:style-name="P3"><text:tab/><text:tab/>fi</text:p>
      <text:p text:style-name="P3"><text:tab/>fi</text:p>
      <text:p text:style-name="P3"></text:p>
      <text:p text:style-name="P3">else</text:p>
      <text:p text:style-name="P3"><text:tab/>if [ "$checkfile" = TRUE ]</text:p>
      <text:p text:style-name="P3"><text:tab/>then</text:p>
      <text:p text:style-name="P3"><text:tab/><text:tab/>if [ "$logout" = FALSE ]</text:p>
      <text:p text:style-name="P3"><text:tab/><text:tab/>then</text:p>
      <text:p text:style-name="P3"><text:tab/><text:tab/><text:tab/>runner=$(who am i | cut -c1-8)</text:p>
      <text:p text:style-name="P3"><text:tab/><text:tab/><text:tab/>echo "$arg exist" | mail $runner</text:p>
      <text:p text:style-name="P3"><text:tab/><text:tab/>else</text:p>
      <text:p text:style-name="P3"><text:tab/><text:tab/><text:tab/>runner=$(who am i | cut -c1-8)</text:p>
      <text:p text:style-name="P3"><text:tab/><text:tab/><text:tab/>echo "$arg has been removed" | mail $runner</text:p>
      <text:p text:style-name="P3"><text:tab/><text:tab/>fi</text:p>
      <text:p text:style-name="P3"><text:tab/>else</text:p>
      <text:p text:style-name="P3"><text:tab/><text:tab/>if [ "$logout" = FALSE ]<text:tab/><text:tab/></text:p>
      <text:p text:style-name="P3"><text:tab/><text:tab/>then</text:p>
      <text:p text:style-name="P3"><text:tab/><text:tab/><text:tab/>runner=$(who am i | cut -c1-8)</text:p>
      <text:p text:style-name="P3"><text:tab/><text:tab/><text:tab/>echo "$arg has logged on" | mail $runner</text:p>
      <text:p text:style-name="P3"><text:tab/><text:tab/>else</text:p>
      <text:p text:style-name="P3"><text:tab/><text:tab/><text:tab/>runner=$(who am i | cut -c1-8)</text:p>
      <text:p text:style-name="P3"><text:tab/><text:tab/><text:tab/>echo "$arg has logged off" | mail $runner</text:p>
      <text:p text:style-name="P3"><text:soft-page-break/><text:tab/><text:tab/>fi</text:p>
      <text:p text:style-name="P3"><text:tab/>fi</text:p>
      <text:p text:style-name="P3">fi#check for file existence</text:p>
      <text:p text:style-name="P3">then </text:p>
      <text:p text:style-name="P3"><text:tab/>if [ "$logout" = FALSE ]</text:p>
      <text:p text:style-name="P3"><text:tab/>then</text:p>
      <text:p text:style-name="P3"><text:tab/><text:tab/>until [ -e "$arg" ]</text:p>
      <text:p text:style-name="P3"><text:tab/><text:tab/>do</text:p>
      <text:p text:style-name="P3"><text:tab/><text:tab/><text:tab/>sleep $interval</text:p>
      <text:p text:style-name="P3"><text:tab/><text:tab/>done</text:p>
      <text:p text:style-name="P3"><text:tab/>else</text:p>
      <text:p text:style-name="P3"><text:tab/><text:tab/>until [ ! -e "$arg" ]</text:p>
      <text:p text:style-name="P3"><text:tab/><text:tab/>do</text:p>
      <text:p text:style-name="P3"><text:tab/><text:tab/><text:tab/>sleep $interval</text:p>
      <text:p text:style-name="P3"><text:tab/><text:tab/>done</text:p>
      <text:p text:style-name="P3"><text:tab/>fi</text:p>
      <text:p text:style-name="P3"></text:p>
      <text:p text:style-name="P3">else</text:p>
      <text:p text:style-name="P3">#check for username</text:p>
      <text:p text:style-name="P3"></text:p>
      <text:p text:style-name="P3"><text:tab/>if [ "$logout" = FALSE ]</text:p>
      <text:p text:style-name="P3"><text:tab/>then</text:p>
      <text:p text:style-name="P3"></text:p>
      <text:p text:style-name="P3"><text:tab/><text:tab/>until who | grep "^$arg" &gt; /dev/null</text:p>
      <text:p text:style-name="P3"><text:tab/><text:tab/>do</text:p>
      <text:p text:style-name="P3"><text:tab/><text:tab/><text:tab/>sleep $interval</text:p>
      <text:p text:style-name="P3"><text:tab/><text:tab/>done</text:p>
      <text:p text:style-name="P3"><text:tab/>else</text:p>
      <text:p text:style-name="P3"><text:tab/><text:tab/>while who | grep "^$arg" &gt; /dev/null</text:p>
      <text:p text:style-name="P3"><text:tab/><text:tab/>do</text:p>
      <text:p text:style-name="P3"><text:tab/><text:tab/><text:tab/>sleep $interval</text:p>
      <text:p text:style-name="P3"><text:tab/><text:tab/>done</text:p>
      <text:p text:style-name="P3"><text:tab/>fi</text:p>
      <text:p text:style-name="P3">fi</text:p>
      <text:p text:style-name="P3"></text:p>
      <text:p text:style-name="P3"></text:p>
      <text:p text:style-name="P3">#</text:p>
      <text:p text:style-name="P3"># When we reach this point, the filename exist or username is logged on</text:p>
      <text:p text:style-name="P3">#</text:p>
      <text:p text:style-name="P3"></text:p>
      <text:p text:style-name="P3">if [ "$mailopt" = FALSE ]</text:p>
      <text:p text:style-name="P3">then</text:p>
      <text:p text:style-name="P3"><text:tab/>if [ "$checkfile" = TRUE ]</text:p>
      <text:p text:style-name="P3"><text:tab/>then</text:p>
      <text:p text:style-name="P3"><text:tab/><text:tab/>if [ "$logout" = FALSE ]</text:p>
      <text:p text:style-name="P3"><text:tab/><text:tab/>then</text:p>
      <text:p text:style-name="P3"><text:tab/><text:tab/><text:tab/>echo "$arg exist"</text:p>
      <text:p text:style-name="P3"><text:tab/><text:tab/>else</text:p>
      <text:p text:style-name="P3"><text:tab/><text:tab/><text:tab/>echo "$arg has been removed"</text:p>
      <text:p text:style-name="P3"><text:tab/><text:tab/>fi</text:p>
      <text:p text:style-name="P3"><text:tab/>else</text:p>
      <text:p text:style-name="P3"><text:tab/><text:tab/>if [ "$logout" = FALSE ]</text:p>
      <text:p text:style-name="P3"><text:tab/><text:tab/>then</text:p>
      <text:p text:style-name="P3"><text:soft-page-break/><text:tab/><text:tab/><text:tab/>echo "$arg has logged on"</text:p>
      <text:p text:style-name="P3"><text:tab/><text:tab/>else</text:p>
      <text:p text:style-name="P3"><text:tab/><text:tab/><text:tab/>echo "$arg has logged off"</text:p>
      <text:p text:style-name="P3"><text:tab/><text:tab/>fi</text:p>
      <text:p text:style-name="P3"><text:tab/>fi</text:p>
      <text:p text:style-name="P3"></text:p>
      <text:p text:style-name="P3">else</text:p>
      <text:p text:style-name="P3"><text:tab/>if [ "$checkfile" = TRUE ]</text:p>
      <text:p text:style-name="P3"><text:tab/>then</text:p>
      <text:p text:style-name="P3"><text:tab/><text:tab/>if [ "$logout" = FALSE ]</text:p>
      <text:p text:style-name="P3"><text:tab/><text:tab/>then</text:p>
      <text:p text:style-name="P3"><text:tab/><text:tab/><text:tab/>runner=$(who am i | cut -c1-8)</text:p>
      <text:p text:style-name="P3"><text:tab/><text:tab/><text:tab/>echo "$arg exist" | mail $runner</text:p>
      <text:p text:style-name="P3"><text:tab/><text:tab/>else</text:p>
      <text:p text:style-name="P3"><text:tab/><text:tab/><text:tab/>runner=$(who am i | cut -c1-8)</text:p>
      <text:p text:style-name="P3"><text:tab/><text:tab/><text:tab/>echo "$arg has been removed" | mail $runner</text:p>
      <text:p text:style-name="P3"><text:tab/><text:tab/>fi</text:p>
      <text:p text:style-name="P3"><text:tab/>else</text:p>
      <text:p text:style-name="P3"><text:tab/><text:tab/>if [ "$logout" = FALSE ]<text:tab/><text:tab/></text:p>
      <text:p text:style-name="P3"><text:tab/><text:tab/>then</text:p>
      <text:p text:style-name="P3"><text:tab/><text:tab/><text:tab/>runner=$(who am i | cut -c1-8)</text:p>
      <text:p text:style-name="P3"><text:tab/><text:tab/><text:tab/>echo "$arg has logged on" | mail $runner</text:p>
      <text:p text:style-name="P3"><text:tab/><text:tab/>else</text:p>
      <text:p text:style-name="P3"><text:tab/><text:tab/><text:tab/>runner=$(who am i | cut -c1-8)</text:p>
      <text:p text:style-name="P3"><text:tab/><text:tab/><text:tab/>echo "$arg has logged off" | mail $runner</text:p>
      <text:p text:style-name="P3"><text:tab/><text:tab/>fi</text:p>
      <text:p text:style-name="P3"><text:tab/>fi</text:p>
      <text:p text:style-name="P3">fi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ucida Sans1" svg:font-family="'Lucida Sans'"/>
    <style:font-face style:name="Arial,Bold" svg:font-family="'Arial,Bold'" style:font-family-generic="swiss"/>
    <style:font-face style:name="Verdana" svg:font-family="Verdana" style:font-family-generic="swiss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 AMT" fo:font-size="12pt" fo:language="en" fo:country="US" style:letter-kerning="true" style:font-name-asian="Albany AMT1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 AMT" fo:font-size="14pt" style:font-name-asian="Albany AMT1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CC Account</meta:initial-creator>
    <meta:creation-date>2011-11-14T19:30:41</meta:creation-date>
    <dc:date>2011-11-16T19:09:26</dc:date>
    <dc:creator>MCC Account</dc:creator>
    <meta:editing-duration>PT1H23M17S</meta:editing-duration>
    <meta:editing-cycles>4</meta:editing-cycles>
    <meta:generator>LibreOffice/3.3$Linux LibreOffice_project/330m19$Build-8</meta:generator>
    <meta:document-statistic meta:table-count="0" meta:image-count="0" meta:object-count="0" meta:page-count="7" meta:paragraph-count="302" meta:word-count="1011" meta:character-count="5630"/>
  </office:meta>
</office:document-meta>
</file>